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00000002000000020A6BB2897B4B7679A.png" manifest:media-type="image/png"/>
  <manifest:file-entry manifest:full-path="Pictures/10000201000003E8000000D2A7FE72F00FFCF111.png" manifest:media-type="image/png"/>
  <manifest:file-entry manifest:full-path="Pictures/1000020000000020000000206284DE9C05FFED8F.png" manifest:media-type="image/png"/>
  <manifest:file-entry manifest:full-path="Pictures/100002000000004000000040A921DC3F36422AD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ba1438" officeooo:paragraph-rsid="00ba1438"/>
    </style:style>
    <style:style style:name="P5" style:family="paragraph" style:parent-style-name="Text_20_body">
      <style:text-properties fo:language="en" fo:country="US" officeooo:rsid="00baef07" officeooo:paragraph-rsid="00baef07"/>
    </style:style>
    <style:style style:name="P6" style:family="paragraph" style:parent-style-name="Text_20_body">
      <style:text-properties officeooo:rsid="00ba1438" officeooo:paragraph-rsid="00ba1438"/>
    </style:style>
    <style:style style:name="P7" style:family="paragraph" style:parent-style-name="Subtitle">
      <style:text-properties fo:language="en" fo:country="US" officeooo:rsid="00ba1438" officeooo:paragraph-rsid="00ba1438"/>
    </style:style>
    <style:style style:name="P8" style:family="paragraph" style:parent-style-name="Title">
      <style:text-properties officeooo:paragraph-rsid="001f0121"/>
    </style:style>
    <style:style style:name="P9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10" style:family="paragraph" style:parent-style-name="Guide_20_Name">
      <style:text-properties officeooo:paragraph-rsid="001f0121"/>
    </style:style>
    <style:style style:name="P11" style:family="paragraph" style:parent-style-name="Heading_20_1" style:master-page-name="LOFrontMatter">
      <style:paragraph-properties style:page-number="auto"/>
      <style:text-properties officeooo:paragraph-rsid="00ba1438"/>
    </style:style>
    <style:style style:name="P12" style:family="paragraph" style:parent-style-name="Text_20_Note">
      <style:text-properties officeooo:paragraph-rsid="00c150c8"/>
    </style:style>
    <style:style style:name="P13" style:family="paragraph" style:parent-style-name="Text_20_body">
      <style:text-properties officeooo:paragraph-rsid="00c3b8cf"/>
    </style:style>
    <style:style style:name="T1" style:family="text">
      <style:text-properties officeooo:rsid="007aace0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79ac0e"/>
    </style:style>
    <style:style style:name="T6" style:family="text">
      <style:text-properties officeooo:rsid="0029a911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ba1438"/>
    </style:style>
    <style:style style:name="T9" style:family="text">
      <style:text-properties fo:language="en" fo:country="US" officeooo:rsid="00baef07"/>
    </style:style>
    <style:style style:name="T10" style:family="text">
      <style:text-properties fo:language="en" fo:country="US" officeooo:rsid="00bb5e6f"/>
    </style:style>
    <style:style style:name="T11" style:family="text">
      <style:text-properties fo:language="en" fo:country="US" officeooo:rsid="00bef482"/>
    </style:style>
    <style:style style:name="T12" style:family="text">
      <style:text-properties fo:language="en" fo:country="US" officeooo:rsid="001f0121"/>
    </style:style>
    <style:style style:name="T13" style:family="text">
      <style:text-properties fo:language="en" fo:country="US" officeooo:rsid="00c1e0dc"/>
    </style:style>
    <style:style style:name="T14" style:family="text">
      <style:text-properties officeooo:rsid="00ba1438"/>
    </style:style>
    <style:style style:name="T15" style:family="text">
      <style:text-properties officeooo:rsid="00c150c8"/>
    </style:style>
    <style:style style:name="T16" style:family="text">
      <style:text-properties fo:color="#000000" style:font-name="Liberation Sans4" fo:font-size="32pt" fo:language="en" fo:country="US" fo:font-style="italic" fo:font-weight="normal" officeooo:rsid="00ba1438" style:font-size-asian="18pt" style:font-weight-asian="bold" style:font-size-complex="18pt" style:font-weight-complex="bold"/>
    </style:style>
    <style:style style:name="T17" style:family="text">
      <style:text-properties officeooo:rsid="00c1d4bc"/>
    </style:style>
    <style:style style:name="T18" style:family="text">
      <style:text-properties style:font-name="Liberation Sans3" fo:font-size="11pt" officeooo:rsid="00c1d4bc" style:font-size-asian="10.5pt" style:font-weight-asian="normal" style:font-weight-complex="normal"/>
    </style:style>
    <style:style style:name="T19" style:family="text">
      <style:text-properties style:font-name="Liberation Sans3" fo:font-size="11pt" officeooo:rsid="00c3b8cf" style:font-size-asian="10.5pt" style:font-weight-asian="normal" style:font-weight-complex="normal"/>
    </style:style>
    <style:style style:name="T20" style:family="text">
      <style:text-properties style:font-name="Liberation Sans3" fo:font-size="11pt" officeooo:rsid="00c3b8cf" style:font-size-asian="10.5pt"/>
    </style:style>
    <style:style style:name="T21" style:family="text">
      <style:text-properties officeooo:rsid="00c3b8cf"/>
    </style:style>
    <style:style style:name="T22" style:family="text">
      <style:text-properties fo:font-size="11pt" officeooo:rsid="00c3b8cf" style:font-size-asian="10.5pt"/>
    </style:style>
    <style:style style:name="T23" style:family="text">
      <style:text-properties fo:color="#18a303" style:font-name="Liberation Sans3" fo:font-size="24pt" fo:language="en" fo:country="US" officeooo:rsid="00c3b8cf" style:font-size-asian="10.5pt"/>
    </style:style>
    <style:style style:name="fr1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0"><text:span text:style-name="T8">6.</text:span><text:span text:style-name="T23">x</text:span><text:span text:style-name="T12"> Guide</text:span></text:p>
      <text:p text:style-name="P8"><text:span text:style-name="T12">Chapter </text:span><text:span text:style-name="T16">0</text:span><text:span text:style-name="T12"><text:line-break/></text:span><text:span text:style-name="T8">Assembling the Guide with Master Document</text:span></text:p>
      <text:p text:style-name="P7">Tips and rules for using Master Document for <text:span text:style-name="T15">a</text:span>ssembling the book</text:p>
      <text:h text:style-name="P11" text:outline-level="1"><text:span text:style-name="T8">Tips and </text:span><text:span text:style-name="T10">R</text:span><text:span text:style-name="T8">ules for Master </text:span><text:span text:style-name="T9">D</text:span><text:span text:style-name="T8">ocument </text:span><text:span text:style-name="T9">Assembly</text:span></text:h>
      <text:h text:style-name="Heading_20_2" text:outline-level="2">Rule #1 <text:span text:style-name="T14">Common template</text:span></text:h>
      <text:p text:style-name="P6"><text:span text:style-name="T7">All chapters and the master document must be based on the exactly same template. </text:span><text:span text:style-name="T10">They actually are.</text:span></text:p>
      <text:h text:style-name="Heading_20_2" text:outline-level="2">Rule # 2 Bug on image rendering in Master Document</text:h>
      <text:p text:style-name="P6"><text:span text:style-name="T7">Bug#</text:span><text:span text:style-name="T13">86322</text:span><text:span text:style-name="T13"><text:note text:id="ftn1" text:note-class="footnote"><text:note-citation>1</text:note-citation><text:note-body><text:p text:style-name="Footnote">https://bugs.documentfoundation.org/show_bug.cgi?id=86322</text:p></text:note-body></text:note></text:span><text:span text:style-name="T13"> </text:span><text:span text:style-name="T7"><text:s/>prevent images with character anchors to display in </text:span><text:span text:style-name="T10">M</text:span><text:span text:style-name="T7">aster Document. As results, the frame with caption only displays the caption with no image. Nevertheless the frame keeps the size of the original image, even if invisible.</text:span></text:p>
      <text:p text:style-name="P4">To circumvent: For each image inside the chapter, anchor the image to PARAGRAPH inside the frame.</text:p>
      <text:p text:style-name="P4">Select the image in the frame, click mouse button 2, select Anchor, choose To Paragraph.</text:p>
      <text:p text:style-name="P6"><text:span text:style-name="T7">An extra paragraph may (or not) pop at the top of the caption </text:span><text:span text:style-name="T10">inside the frame</text:span><text:span text:style-name="T7">. Just delete it.</text:span></text:p>
      <text:h text:style-name="Heading_20_2" text:outline-level="2">Rule # 3: Update your links</text:h>
      <text:p text:style-name="P6"><text:span text:style-name="T7">The original Master Document was build in a personal computer. After downloading the </text:span><text:span text:style-name="T9">files</text:span><text:span text:style-name="T7"> in your working directory, the file paths of the chapters may be different from the original.</text:span></text:p>
      <text:p text:style-name="P6"><text:span text:style-name="T7">For each chapter, update the </text:span><text:span text:style-name="T11">master document </text:span><text:span text:style-name="T7">links to the chapters with the file path of your computer.</text:span></text:p>
      <text:h text:style-name="Heading_20_2" text:outline-level="2">Rule # 4 Invisible section</text:h>
      <text:p text:style-name="P5">The Copyright heading paragraph up to the end of the Table of Contents of each chapter was wrapped in a Section which name is GS60NNS01, where NN is the chapter number. </text:p>
      <text:p text:style-name="P5">The section has the Invisible condition enabled with condition “book eq 1”.</text:p>
      <text:p text:style-name="P5">The “book” field is enabled in the Master Document, just below the Copyright heading. You will see a loose “1” just below the word “Copyright”.</text:p>
      <text:p text:style-name="P5">When “book” equals “1”, the chapter sections GS60NNS01 are made invisible in master document. Otherwise they will appear.</text:p>
      <text:p text:style-name="P5">That means that individual chapters always displays the Copyright → TOC part of the chapter (the section) because there is no field “book” in the chapter.</text:p>
      <text:list xml:id="list3771842132" text:style-name="Heading_20_Caution">
        <text:list-item>
          <text:p text:style-name="Heading_20_Caution">Caution</text:p>
        </text:list-item>
      </text:list>
      <text:p text:style-name="P12"><text:span text:style-name="T17">Export to PDF works well and can be commanded as usual. Hidden sections will stay hidden, page numbering </text:span><text:span text:style-name="T18">will skip counting the hidden pages, and document TOC will have links to the right pages</text:span><text:span text:style-name="T17">. Unfortunately, because of bug #84913</text:span><text:span text:style-name="T17"><text:note text:id="ftn2" text:note-class="footnote"><text:note-citation>2</text:note-citation><text:note-body><text:p text:style-name="Footnote">https://bugs.documentfoundation.org/show_bug.cgi?id=84913</text:p></text:note-body></text:note></text:span><text:span text:style-name="T17">, the </text:span><text:span text:style-name="T18">P</text:span><text:span text:style-name="T17">DF bookmarks </text:span><text:span text:style-name="T21">(often used as TOC)</text:span><text:span text:style-name="T17"> generated by the export </text:span><text:span text:style-name="T19">when</text:span><text:span text:style-name="T17"> hidden sections </text:span><text:span text:style-name="T21">exist,</text:span><text:span text:style-name="T17"> is incorrect.</text:span></text:p>
      <text:h text:style-name="Heading_20_2" text:outline-level="2"><text:soft-page-break/>Rule #5 Compatibility settings.</text:h>
      <text:p text:style-name="P13"><text:span text:style-name="T21">In </text:span><text:span text:style-name="LOMenuPath"><text:span text:style-name="T21">Tools &gt; Op</text:span></text:span><text:span text:style-name="LOMenuPath"><text:span text:style-name="T22">t</text:span></text:span><text:span text:style-name="LOMenuPath"><text:span text:style-name="T21">ions &gt; LibreOffice Writer &gt; Compatibility,</text:span></text:span><text:span text:style-name="T21"> we must be sure to </text:span><text:span text:style-name="T20">un</text:span><text:span text:style-name="T21">check the options for “</text:span><text:span text:style-name="LOEmphasis">Add spacing for paragraphs and tables (in current document)</text:span><text:span text:style-name="T21">” and “</text:span><text:span text:style-name="LOEmphasis">Add paragraph and table spacing at tops of pages (in current document)</text:span><text:span text:style-name="T21">”. With a few exceptions, the chapters were correct, but the master doc was not (JHW).</text:span></text:p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Emphasis" style:family="text">
      <style:text-properties style:font-name="Liberation Sans3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fo:font-size="10pt" fo:font-style="italic" officeooo:rsid="0079ac0e" style:font-size-asian="10pt" style:font-style-asian="italic" style:font-size-complex="10pt" style:font-style-complex="italic"/>
    </style:style>
    <style:style style:name="MT3" style:family="text">
      <style:text-properties officeooo:rsid="0079ac0e"/>
    </style:style>
    <style:style style:name="MT4" style:family="text">
      <style:text-properties officeooo:rsid="0029a911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/> <text:span text:style-name="MT1">| </text:span><text:page-number text:select-page="current">0</text:page-number></text:p>
      </style:footer>
      <style:footer-left>
        <text:p text:style-name="Footer"><text:page-number text:select-page="current">0</text:page-number><text:s/><text:span text:style-name="MT3">| </text:span><text:chapter text:display="name" text:outline-level="2"/></text:p>
      </style:footer-left>
      <loext:footer-first>
        <text:p text:style-name="Footer"><text:span text:style-name="Internet_20_link"><text:span text:style-name="MT2"><text:page-number text:select-page="current">0</text:page-number></text:span></text:span><text:span text:style-name="Internet_20_link"><text:span text:style-name="MT2"><text:s/>| </text:span></text:span><text:span text:style-name="Internet_20_link"><text:span text:style-name="MT2"><text:chapter text:display="name" text:outline-level="1"/></text:span></text:span></text:p>
      </loext:footer-firs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LO_6.0_Chapter_Template</text:title><text:s/><text:span text:style-name="MT4">| </text:span><text:page-number text:select-page="current">3</text:page-number></text:p>
      </style:footer>
      <style:footer-left>
        <text:p text:style-name="MP3"><text:span text:style-name="MT4"><text:page-number text:select-page="current">0</text:page-number></text:span><text:span text:style-name="MT4">| </text:span><text:title>LO_6.0_Chapter_Template</text:title></text:p>
      </style:footer-left>
      <loext:footer-first>
        <text:p text:style-name="MP2"><text:span text:style-name="MT5">Documentation for LibreOffice is available at </text:span><text:a xlink:type="simple" xlink:href="http://www.libreoffice.org/get-help/documentation" text:style-name="Internet_20_link" text:visited-style-name="Visited_20_Internet_20_Link"><text:span text:style-name="Internet_20_link"><text:span text:style-name="MT6">http://www.libreoffice.org/get-help/documentation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8-08T14:41:02.370082602</meta:creation-date>
    <meta:editing-duration>PT37M10S</meta:editing-duration>
    <meta:editing-cycles>6</meta:editing-cycles>
    <meta:generator>LibreOffice/6.4.2.2$Linux_X86_64 LibreOffice_project/4e471d8c02c9c90f512f7f9ead8875b57fcb1ec3</meta:generator>
    <dc:description>Template to be used for creating chapters for LibreOffice 6 user guides.
Based on a template originally created by Peter Schofield.</dc:description>
    <dc:title>LO_6.0_Chapter_Template</dc:title>
    <meta:initial-creator>Olivier Hallot</meta:initial-creator>
    <dc:date>2020-04-13T19:48:18.098121377</dc:date>
    <dc:creator>Olivier Hallot</dc:creator>
    <meta:document-statistic meta:table-count="0" meta:image-count="1" meta:object-count="0" meta:page-count="3" meta:paragraph-count="33" meta:word-count="454" meta:character-count="2831" meta:non-whitespace-character-count="2404"/>
    <meta:template xlink:type="simple" xlink:actuate="onRequest" xlink:title="LO_6.0_Chapter_Template" xlink:href="../../../../../../../../.config/libreoffice/4/user/template/LO_6.0_Chapter_Template.ott" meta:date="2018-08-08T14:41:01.877582323"/>
  </office:meta>
</office:document-meta>
</file>